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A7600000ECE84828C1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fo:background-color="#ffff00"/>
    </style:style>
    <style:style style:name="P3" style:family="paragraph" style:parent-style-name="Text_20_body">
      <style:text-properties fo:language="en" fo:country="US" fo:background-color="#ffff00"/>
    </style:style>
    <style:style style:name="P4" style:family="paragraph" style:parent-style-name="Text_20_body">
      <style:paragraph-properties fo:margin-top="0cm" fo:margin-bottom="0.499cm"/>
      <style:text-properties style:font-name="Times New Roman" fo:font-size="12pt" style:font-size-asian="12pt" style:font-size-complex="12pt"/>
    </style:style>
    <style:style style:name="P5" style:family="paragraph" style:parent-style-name="Heading_20_2">
      <style:paragraph-properties fo:margin-top="0cm" fo:margin-bottom="0.499cm"/>
      <style:text-properties style:font-name="Times New Roman" fo:font-size="18pt" style:font-size-asian="18pt" style:font-size-complex="18pt"/>
    </style:style>
    <style:style style:name="P6" style:family="paragraph" style:parent-style-name="Preformatted_20_Text">
      <style:paragraph-properties fo:margin-top="0cm" fo:margin-bottom="0.499cm"/>
    </style:style>
    <style:style style:name="P7" style:family="paragraph" style:parent-style-name="Preformatted_20_Text">
      <style:paragraph-properties fo:margin-top="0cm" fo:margin-bottom="0.499cm"/>
      <style:text-properties style:font-name="Times New Roman" fo:font-size="12pt" style:font-size-asian="12pt" style:font-size-complex="12pt"/>
    </style:style>
    <style:style style:name="P8" style:family="paragraph" style:parent-style-name="Preformatted_20_Text">
      <style:paragraph-properties fo:margin-top="0cm" fo:margin-bottom="0.499cm"/>
      <style:text-properties style:font-name="Times New Roman" fo:font-size="12pt" fo:language="en" fo:country="US" style:font-size-asian="12pt" style:font-size-complex="12pt"/>
    </style:style>
    <style:style style:name="P9" style:family="paragraph" style:parent-style-name="Preformatted_20_Text">
      <style:paragraph-properties fo:margin-top="0cm" fo:margin-bottom="0.499cm"/>
      <style:text-properties fo:background-color="#ffff00"/>
    </style:style>
    <style:style style:name="P10" style:family="paragraph" style:parent-style-name="Preformatted_20_Text">
      <style:text-properties fo:background-color="#66ffff"/>
    </style:style>
    <style:style style:name="P11" style:family="paragraph" style:parent-style-name="Preformatted_20_Text">
      <style:text-properties fo:language="en" fo:country="US" fo:background-color="#ffff00"/>
    </style:style>
    <style:style style:name="T1" style:family="text">
      <style:text-properties fo:background-color="#ffff00"/>
    </style:style>
    <style:style style:name="T2" style:family="text">
      <style:text-properties fo:background-color="#66ff00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scribiendo tu primera Django app, parte 3</text:h>
      <text:p text:style-name="Standard">Django 1.8</text:p>
      <text:p text:style-name="Standard"><text:a xlink:type="simple" xlink:href="https://djangotutorial.readthedocs.io/es/1.8/intro/tutorial03.html" text:style-name="Internet_20_link" text:visited-style-name="Visited_20_Internet_20_Link"/></text:p>
      <text:p text:style-name="Standard"><text:a xlink:type="simple" xlink:href="https://djangotutorial.readthedocs.io/es/1.8/intro/tutorial03.html" text:style-name="Internet_20_link" text:visited-style-name="Visited_20_Internet_20_Link">https://djangotutorial.readthedocs.io/es/1.8/intro/tutorial03.html</text:a></text:p>
      <text:p text:style-name="Standard"/>
      <text:h text:style-name="Heading_20_2" text:outline-level="2">Escribiendo nuestra primera view</text:h>
      <text:p text:style-name="Text_20_body">Escribamos nuestra primera view. Abrimos el archivo appEncuestas<text:span text:style-name="Teletype">/views.py</text:span> y ponemos el siguiente código Python:</text:p>
      <text:p text:style-name="P2">appEncuestas/views.py</text:p>
      <text:p text:style-name="Preformatted_20_Text">from django.http import HttpResponse</text:p>
      <text:p text:style-name="Preformatted_20_Text"/>
      <text:p text:style-name="Preformatted_20_Text"/>
      <text:p text:style-name="Preformatted_20_Text"><text:span text:style-name="T2">def index</text:span>(request):</text:p>
      <text:p text:style-name="P6"><text:s text:c="4"/>return HttpResponse("&lt;h1&gt;Hola, estamos en el indice de Encuestas&lt;/&gt;")</text:p>
      <text:p text:style-name="P4">Esta es la view más simple posible en Django. <text:span text:style-name="T1">Para llamar a esta view</text:span>, <text:span text:style-name="T1">necesitamos mapearla a una URL</text:span> - y para ello necesitamos un URLconf.</text:p>
      <text:p text:style-name="Text_20_body">Para crear un URLconf, en el directorio appEncuestas creamos un archivo llamado <text:span text:style-name="Teletype">urls.py</text:span>. La estructura de directorios de nuestra app ahora debería verse así:</text:p>
      <text:p text:style-name="Preformatted_20_Text">appEncuestas/</text:p>
      <text:p text:style-name="Preformatted_20_Text"><text:s text:c="4"/>__init__.py</text:p>
      <text:p text:style-name="Preformatted_20_Text"><text:s text:c="4"/>admin.py</text:p>
      <text:p text:style-name="Preformatted_20_Text"><text:s text:c="4"/>models.py</text:p>
      <text:p text:style-name="Preformatted_20_Text"><text:s text:c="4"/>tests.py</text:p>
      <text:p text:style-name="Preformatted_20_Text"><text:s text:c="4"/><text:span text:style-name="T1">urls.py</text:span></text:p>
      <text:p text:style-name="P6"><text:s text:c="4"/>views.py</text:p>
      <text:p text:style-name="P4">En el archivo <text:span text:style-name="Teletype">appEncuestas/urls.py</text:span> incluimos el siguiente código:</text:p>
      <text:p text:style-name="P2">appEncuestas/urls.py</text:p>
      <text:p text:style-name="Preformatted_20_Text">from django.conf.urls import url</text:p>
      <text:p text:style-name="Preformatted_20_Text"/>
      <text:p text:style-name="Preformatted_20_Text">from . import views</text:p>
      <text:p text:style-name="Preformatted_20_Text"/>
      <text:p text:style-name="Preformatted_20_Text">urlpatterns = [</text:p>
      <text:p text:style-name="Preformatted_20_Text"># <text:s text:c="3"/>url(r'^$', <text:span text:style-name="T2">views.index</text:span>, name='index'), <text:s/>version 1.8</text:p>
      <text:p text:style-name="Preformatted_20_Text"><text:s text:c="4"/>path('', views.index, name='index'), <text:s text:c="4"/># version Django 2.1</text:p>
      <text:p text:style-name="Preformatted_20_Text"/>
      <text:p text:style-name="P6">]</text:p>
      <text:p text:style-name="P4">El próximo paso es apuntar el URLconf raíz al módulo <text:span text:style-name="Teletype">appEncuestas.urls</text:span>. En <text:span text:style-name="Teletype">mysite/urls.py</text:span> insertamos un <text:span text:style-name="Teletype">include()</text:span>, con lo que nos quedaría:</text:p>
      <text:p text:style-name="P3">proyectoEncuestas/urls.py</text:p>
      <text:p text:style-name="Preformatted_20_Text">from django.conf.urls import include, url</text:p>
      <text:p text:style-name="Preformatted_20_Text">from django.contrib import admin</text:p>
      <text:p text:style-name="Preformatted_20_Text"/>
      <text:p text:style-name="Preformatted_20_Text">urlpatterns = [</text:p>
      <text:p text:style-name="Preformatted_20_Text"><text:s text:c="4"/>url(r'^appEncuestas/', include('appEncuestas.urls')),</text:p>
      <text:p text:style-name="P10"><text:soft-page-break/># <text:s text:c="3"/>url(r'^admin/', include(admin.site.urls)), </text:p>
      <text:p text:style-name="P10"># <text:s text:c="3"/>lo puse comentario porque daba error <text:span text:style-name="T3">--- </text:span>name admin is not defined</text:p>
      <text:p text:style-name="P6">]</text:p>
      <text:p text:style-name="P7"/>
      <text:p text:style-name="P8">Hemos conectado una view <text:span text:style-name="Teletype">index</text:span> en el URLconf. Si vamos a la dirección <text:a xlink:type="simple" xlink:href="http://localhost:8000/polls/" text:style-name="Internet_20_link" text:visited-style-name="Visited_20_Internet_20_Link">http://localhost:8000/appEncuestas/</text:a> en nuestro browser, deberíamos ver el texto “<text:span text:style-name="Emphasis">Hello, world. You’re at the polls index.</text:span>”, que definimos en la view <text:span text:style-name="Teletype">index</text:span> </text:p>
      <text:p text:style-name="P8"><draw:frame draw:style-name="fr1" draw:name="gráficos1" text:anchor-type="paragraph" svg:width="14.967cm" svg:height="3.791cm" draw:z-index="0"><draw:image xlink:href="Pictures/2000000700003A7600000ECE84828C18.svm" xlink:type="simple" xlink:show="embed" xlink:actuate="onLoad"/></draw:frame></text:p>
      <text:h text:style-name="P5" text:outline-level="2">Escribiendo más views</text:h>
      <text:p text:style-name="P4">Ahora agreguemos algunas views más a <text:span text:style-name="Teletype"><text:span text:style-name="T3">appEncuestas/views.py</text:span></text:span><text:span text:style-name="T3">.</text:span> Estas views van a ser un poco diferentes porque van a tomar un argumento:</text:p>
      <text:p text:style-name="P2"><text:span text:style-name="T3">appEncuestas</text:span>/views.py</text:p>
      <text:p text:style-name="P3"># <text:s/>esta def ya estaba</text:p>
      <text:p text:style-name="Preformatted_20_Text"><text:span text:style-name="T2">def index</text:span>(request):</text:p>
      <text:p text:style-name="P9"><text:s text:c="4"/>return HttpResponse("&lt;h1&gt;Hola, estamos en el indice de Encuestas&lt;/&gt;")</text:p>
      <text:p text:style-name="P11"># <text:s/>3 nuevas def</text:p>
      <text:p text:style-name="Preformatted_20_Text"><text:span text:style-name="T2">def detail</text:span>(request, question_id):</text:p>
      <text:p text:style-name="Preformatted_20_Text"><text:s text:c="4"/>return HttpResponse("You're looking at question %s." % question_id)</text:p>
      <text:p text:style-name="Preformatted_20_Text"/>
      <text:p text:style-name="Preformatted_20_Text"><text:span text:style-name="T2">def results(</text:span>request, question_id):</text:p>
      <text:p text:style-name="Preformatted_20_Text"><text:s text:c="4"/>response = "You're looking at the results of question %s."</text:p>
      <text:p text:style-name="Preformatted_20_Text"><text:s text:c="4"/>return HttpResponse(response % question_id)</text:p>
      <text:p text:style-name="Preformatted_20_Text"/>
      <text:p text:style-name="Preformatted_20_Text"><text:span text:style-name="T2">def vote</text:span>(request, question_id):</text:p>
      <text:p text:style-name="P6"><text:s text:c="4"/>return HttpResponse("You're voting on question %s." % question_id)</text:p>
      <text:p text:style-name="Text_20_body">Conectemos estas nuevas views en el módulo <text:span text:style-name="Teletype"><text:span text:style-name="T3">appEncuestas.urls</text:span></text:span> agregando las siguientes llamadas a <text:span text:style-name="Teletype">url()</text:span>:</text:p>
      <text:p text:style-name="P2"><text:span text:style-name="T3">appEncuestas</text:span>/urls.py</text:p>
      <text:p text:style-name="Preformatted_20_Text">from django.conf.urls import url</text:p>
      <text:p text:style-name="Preformatted_20_Text"/>
      <text:p text:style-name="Preformatted_20_Text">from . import views</text:p>
      <text:p text:style-name="Preformatted_20_Text"/>
      <text:p text:style-name="Preformatted_20_Text">urlpatterns = [</text:p>
      <text:p text:style-name="Preformatted_20_Text"><text:s text:c="4"/># ex: /polls/</text:p>
      <text:p text:style-name="Preformatted_20_Text"><text:s text:c="4"/>url(r'^$', views.index, name='index'),</text:p>
      <text:p text:style-name="Preformatted_20_Text"><text:s text:c="4"/># ex: /polls/5/</text:p>
      <text:p text:style-name="Preformatted_20_Text"><text:s text:c="4"/>url(r'^(?P&lt;question_id&gt;[0-9]+)/$', views.detail, name='detail'),</text:p>
      <text:p text:style-name="Preformatted_20_Text"><text:s text:c="4"/># ex: /polls/5/results/</text:p>
      <text:p text:style-name="Preformatted_20_Text"><text:soft-page-break/><text:s text:c="4"/>url(r'^(?P&lt;question_id&gt;[0-9]+)/results/$', views.results, name='results'),</text:p>
      <text:p text:style-name="Preformatted_20_Text"><text:s text:c="4"/># ex: /polls/5/vote/</text:p>
      <text:p text:style-name="Preformatted_20_Text"><text:s text:c="4"/>url(r'^(?P&lt;question_id&gt;[0-9]+)/vote/$', views.vote, name='vote'),</text:p>
      <text:p text:style-name="P6">]</text:p>
      <text:p text:style-name="P8"/>
      <text:p text:style-name="P8">probar en el browser con:</text:p>
      <text:p text:style-name="P8"><text:a xlink:type="simple" xlink:href="http://127.0.0.1:8000/appEncuestas/34/" text:style-name="Internet_20_link" text:visited-style-name="Visited_20_Internet_20_Link">http://127.0.0.1:8000/appEncuestas/34/</text:a></text:p>
      <text:p text:style-name="P8"><text:a xlink:type="simple" xlink:href="http://127.0.0.1:8000/appEncuestas/34/vote/" text:style-name="Internet_20_link" text:visited-style-name="Visited_20_Internet_20_Link">http://127.0.0.1:8000/appEncuestas/34/vote/</text:a></text:p>
      <text:p text:style-name="P8"><text:a xlink:type="simple" xlink:href="http://127.0.0.1:8000/appEncuestas/34/results/" text:style-name="Internet_20_link" text:visited-style-name="Visited_20_Internet_20_Link">http://127.0.0.1:8000/appEncuestas/34/results/</text:a></text:p>
      <text:p text:style-name="P8"/>
      <text:h text:style-name="P5" text:outline-level="2">Escribiendo views que hacen algo</text:h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2M43S</meta:editing-duration>
    <meta:editing-cycles>5</meta:editing-cycles>
    <meta:generator>OpenOffice/4.1.2$Win32 OpenOffice.org_project/412m3$Build-9782</meta:generator>
    <dc:date>2018-09-15T12:08:01.46</dc:date>
    <meta:document-statistic meta:table-count="0" meta:image-count="1" meta:object-count="0" meta:page-count="3" meta:paragraph-count="69" meta:word-count="368" meta:character-count="3090"/>
    <meta:user-defined meta:name="Info 1"/>
    <meta:user-defined meta:name="Info 2"/>
    <meta:user-defined meta:name="Info 3"/>
    <meta:user-defined meta:name="Info 4"/>
  </office:meta>
</office:document-meta>
</file>